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4c1" officeooo:paragraph-rsid="000284c1"/>
    </style:style>
    <style:style style:name="P2" style:family="paragraph" style:parent-style-name="Standard">
      <style:paragraph-properties fo:text-align="center" style:justify-single-word="false"/>
      <style:text-properties officeooo:rsid="000284c1" officeooo:paragraph-rsid="000284c1"/>
    </style:style>
    <style:style style:name="P3" style:family="paragraph" style:parent-style-name="Standard">
      <style:text-properties fo:font-weight="bold" officeooo:rsid="000284c1" officeooo:paragraph-rsid="000284c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84c1" officeooo:paragraph-rsid="000284c1" style:font-weight-asian="bold" style:font-weight-complex="bold"/>
    </style:style>
    <style:style style:name="P5" style:family="paragraph" style:parent-style-name="Standard">
      <style:text-properties fo:font-weight="bold" officeooo:rsid="000822af" officeooo:paragraph-rsid="000822a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822af" officeooo:paragraph-rsid="000822af" style:font-weight-asian="bold" style:font-weight-complex="bold"/>
    </style:style>
    <style:style style:name="P7" style:family="paragraph" style:parent-style-name="Standard">
      <style:text-properties fo:font-weight="normal" officeooo:rsid="000649d8" officeooo:paragraph-rsid="000649d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822af" officeooo:paragraph-rsid="000822a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08fd04" officeooo:paragraph-rsid="0008fd04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weight="normal" officeooo:rsid="000649d8" officeooo:paragraph-rsid="000649d8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0649d8" officeooo:paragraph-rsid="000649d8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normal" officeooo:rsid="000822af" officeooo:paragraph-rsid="000822af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weight="normal" officeooo:rsid="000822af" officeooo:paragraph-rsid="000822af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color="#000000" style:font-name="IBMPlexMono, monospace," fo:font-weight="normal" officeooo:rsid="000649d8" officeooo:paragraph-rsid="000649d8" fo:background-color="#fffff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IBMPlexMono, monospace," fo:font-weight="normal" officeooo:rsid="000649d8" officeooo:paragraph-rsid="000649d8" fo:background-color="#fffffe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color="#000000" style:font-name="Liberation Serif" fo:font-weight="normal" officeooo:rsid="000649d8" officeooo:paragraph-rsid="000649d8" fo:background-color="#fffff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weight="normal" officeooo:rsid="000649d8" officeooo:paragraph-rsid="000649d8" fo:background-color="#fffffe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color="#000000" style:font-name="Liberation Serif" fo:font-weight="normal" officeooo:rsid="000822af" officeooo:paragraph-rsid="000822af" fo:background-color="#fffffe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0822af" officeooo:paragraph-rsid="000822af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08fd04" officeooo:paragraph-rsid="000822af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tyle="normal" fo:font-weight="normal" officeooo:rsid="0008fd04" officeooo:paragraph-rsid="0008fd0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09a662" officeooo:paragraph-rsid="0009a662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09a662" officeooo:paragraph-rsid="000822a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bold" officeooo:rsid="0009a662" officeooo:paragraph-rsid="0009a662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officeooo:paragraph-rsid="000284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Liberation Serif" fo:font-weight="normal" fo:background-color="#fffffe" loext:char-shading-value="0" style:font-weight-asian="normal" style:font-weight-complex="normal"/>
    </style:style>
    <style:style style:name="T3" style:family="text">
      <style:text-properties fo:color="#000000" style:font-name="Liberation Serif" fo:font-weight="normal" officeooo:rsid="000649d8" fo:background-color="#fffffe" loext:char-shading-value="0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8fd04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officeooo:rsid="0008fd0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8fd04" style:font-style-asian="normal" style:font-style-complex="normal"/>
    </style:style>
    <style:style style:name="T10" style:family="text">
      <style:text-properties officeooo:rsid="0009a662"/>
    </style:style>
    <style:style style:name="T11" style:family="text">
      <style:text-properties officeooo:rsid="000bd750"/>
    </style:style>
    <style:style style:name="T12" style:family="text">
      <style:text-properties fo:font-size="15pt" fo:font-weight="bold" officeooo:rsid="000bd750" style:font-size-asian="15pt" style:font-weight-asian="bold" style:font-size-complex="15pt" style:font-weight-complex="bold"/>
    </style:style>
    <style:style style:name="T13" style:family="text">
      <style:text-properties fo:font-size="15pt" fo:font-weight="bold" officeooo:rsid="000284c1" style:font-size-asian="15pt" style:font-weight-asian="bold" style:font-size-complex="15pt" style:font-weight-complex="bold"/>
    </style:style>
    <style:style style:name="T14" style:family="text">
      <style:text-properties fo:font-size="15pt" officeooo:rsid="000284c1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2">Driver REST API</text:span><text:span text:style-name="T13">-</text:span><text:span text:style-name="T14"> Sam Sherrington</text:span></text:p>
      <text:p text:style-name="P2"/>
      <text:p text:style-name="P4">Information about and instructions on how to use my Spring API</text:p>
      <text:p text:style-name="P1"/>
      <text:p text:style-name="P7"><text:s/>have created a REST API that can be used to view and create drivers in a driver database.</text:p>
      <text:p text:style-name="P3"/>
      <text:p text:style-name="P7">The API was created using the Spring Tool Suite extension for Eclipse and should be run using the same software. To access the end points and generate GET/POST requests, I used the tool Postman. </text:p>
      <text:p text:style-name="P7"/>
      <text:p text:style-name="P7">Upon running the API, it can be found using localhost:8080/{desired endpoint}</text:p>
      <text:p text:style-name="P7"/>
      <text:p text:style-name="P5">Adding a driver-</text:p>
      <text:p text:style-name="P7"/>
      <text:list xml:id="list1708206683" text:style-name="L1">
        <text:list-item>
          <text:p text:style-name="P10">To create and store a new driver, select the POST option within postman and enter the endpoint URL localhost:8080/drivers/create.</text:p>
        </text:list-item>
      </text:list>
      <text:list xml:id="list3364138057" text:style-name="L2">
        <text:list-item>
          <text:p text:style-name="P11">Under the body tab, enter (in JSON format), the details of your new driver, for example</text:p>
          <text:p text:style-name="P14"/>
          <text:p text:style-name="P16">{"firstName":"Random"</text:p>
          <text:p text:style-name="P16">,"lastName":"Driver"</text:p>
          <text:p text:style-name="P16">,"dateOfBirth":"1999-01-23"}</text:p>
        </text:list-item>
      </text:list>
      <text:p text:style-name="P17"/>
      <text:list xml:id="list154512185222764" text:continue-numbering="true" text:style-name="L2">
        <text:list-header>
          <text:p text:style-name="P19"><text:span text:style-name="T3">N</text:span><text:span text:style-name="T2">ote that the driver ID and creation date are not needed as Spring is configured to generate these automatically.</text:span></text:p>
        </text:list-header>
        <text:list-item>
          <text:p text:style-name="P18">Press Send and if successful the console should print “Driver saved successfully”.</text:p>
        </text:list-item>
      </text:list>
      <text:p text:style-name="P15"/>
      <text:list xml:id="list154513663125548" text:continue-numbering="true" text:style-name="L2">
        <text:list-header>
          <text:p text:style-name="P14"/>
        </text:list-header>
      </text:list>
      <text:p text:style-name="P6">Viewing the list of drivers-</text:p>
      <text:p text:style-name="P6"/>
      <text:list xml:id="list1449024763" text:style-name="L3">
        <text:list-item>
          <text:p text:style-name="P12">To view the list of <text:span text:style-name="T4">all </text:span>drivers in the database, select the GET option within postman and enter the endpoint URL localhost:8080/drivers</text:p>
        </text:list-item>
        <text:list-item>
          <text:p text:style-name="P12">Press Send and if successful a list of all the drivers in the database should be visible in the response section of postman (in JSON format).</text:p>
        </text:list-item>
      </text:list>
      <text:p text:style-name="P8"/>
      <text:list xml:id="list154512718234530" text:continue-numbering="true" text:style-name="L3">
        <text:list-item>
          <text:p text:style-name="P12">To view a list of all drivers added after a specific date, select the GET option within postman and enter the endpoint URL localhost:8080/drivers/byDate?date=&lt;date&gt; </text:p>
          <text:p text:style-name="P12">(format “yyyy-MM-dd”), for example</text:p>
          <text:p text:style-name="P12"/>
          <text:p text:style-name="P12">localhost:8080/drivers/byDate?date=2021-01-01</text:p>
        </text:list-item>
      </text:list>
      <text:p text:style-name="P8"/>
      <text:list xml:id="list154513294368287" text:continue-numbering="true" text:style-name="L3">
        <text:list-header>
          <text:p text:style-name="P12">This retrieves all drivers added after 1<text:span text:style-name="T6">st</text:span> January 2021.</text:p>
        </text:list-header>
      </text:list>
      <text:p text:style-name="P3"/>
      <text:p text:style-name="P1"/>
      <text:p text:style-name="P6">Given more time, how would I improve the API?</text:p>
      <text:p text:style-name="P8"/>
      <text:p text:style-name="P8">My API performs the tasks outlined in the specification, however there are a few ways in which it could be improved, given more time.</text:p>
      <text:p text:style-name="P8"/>
      <text:list xml:id="list2217958127" text:style-name="L4">
        <text:list-item>
          <text:p text:style-name="P13">When retrieving the drivers by date, the SQL statement that is executed in the custom query utili<text:span text:style-name="T7">ses</text:span> <text:span text:style-name="T7">string concatenation. After looking online, I have been made aware of the potential risk of SQL injection attacks through string concatenation. A way to avoid this is through the usage of </text:span><text:span text:style-name="T5">prepared statements,</text:span><text:span text:style-name="T9"> something novel to me prior to this task. I will study these and ensure I can add them to future tasks to decrease the vulnerability of my API.</text:span></text:p>
        </text:list-item>
      </text:list>
      <text:p text:style-name="P20"><text:soft-page-break/></text:p>
      <text:list xml:id="list154512771303059" text:continue-numbering="true" text:style-name="L4">
        <text:list-item>
          <text:p text:style-name="P21">A problem with my API is that upon restart, the database is wiped and created again. I have included a data.sql file that populates the database initially so GET requests can be conducted straight away. The database is wiped due to the command </text:p>
          <text:p text:style-name="P21"/>
          <text:p text:style-name="P21">spring.jpa.hibernate.ddl-auto=create</text:p>
        </text:list-item>
      </text:list>
      <text:p text:style-name="P9"/>
      <text:list xml:id="list154512846176525" text:continue-numbering="true" text:style-name="L4">
        <text:list-header>
          <text:p text:style-name="P21">Changing create to none in this command would ensure that the database is not wiped after every restart. However, when set to none for the first run of the API, I run in to issues with populating the database initially. The only workaround I had was to run it first with create, then to set to none after the database had been created.</text:p>
        </text:list-header>
      </text:list>
      <text:p text:style-name="P9"/>
      <text:list xml:id="list154512531672342" text:continue-numbering="true" text:style-name="L4">
        <text:list-header>
          <text:p text:style-name="P21">Given more time, I would’ve set up a MySQL database to move away from the H2 database I am currently using.</text:p>
        </text:list-header>
      </text:list>
      <text:p text:style-name="P9"/>
      <text:list xml:id="list154513514634962" text:continue-numbering="true" text:style-name="L4">
        <text:list-item>
          <text:p text:style-name="P21"><text:span text:style-name="T10">Another</text:span> improvement would include the implementation of JavaScript, to be able to POST users in the web browser, rather than using postman</text:p>
        </text:list-item>
      </text:list>
      <text:p text:style-name="P23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5:23:25.694940808</meta:creation-date>
    <meta:editing-duration>PT9M54S</meta:editing-duration>
    <meta:editing-cycles>3</meta:editing-cycles>
    <meta:generator>LibreOffice/6.4.5.2$Linux_X86_64 LibreOffice_project/40$Build-2</meta:generator>
    <dc:date>2021-11-03T15:44:56.106052999</dc:date>
    <meta:document-statistic meta:table-count="0" meta:image-count="0" meta:object-count="0" meta:page-count="2" meta:paragraph-count="32" meta:word-count="526" meta:character-count="3070" meta:non-whitespace-character-count="2591"/>
  </office:meta>
</office:document-meta>
</file>